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3.25cm" fo:min-width="15.15cm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695cm" fo:min-width="3.37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264cm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3" draw:marker-end-width="0.3cm" svg:stroke-linecap="butt" draw:fill="none" draw:textarea-vertical-align="middle" loext:decorative="false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0.458cm" fo:min-width="0.208cm" loext:decorative="false"/>
    </style:style>
    <style:style style:name="gr6" style:family="graphic" style:parent-style-name="objectwithoutfill">
      <style:graphic-properties draw:fill="none" draw:fill-color="#000000" draw:textarea-vertical-align="middle" loext:decorative="false"/>
    </style:style>
    <style:style style:name="gr7" style:family="graphic" style:parent-style-name="objectwithoutfill">
      <style:graphic-properties draw:marker-end="Arrowheads_20_4" draw:marker-end-width="0.3cm" draw:fill="none" draw:fill-color="#000000" draw:textarea-vertical-align="middle" loext:decorative="false"/>
    </style:style>
    <style:style style:name="gr8" style:family="graphic" style:parent-style-name="standard">
      <style:graphic-properties draw:marker-start="Circle" draw:marker-start-width="0.3cm" draw:marker-end="Arrowheads_20_6" draw:marker-end-width="0.3cm" draw:fill-color="#000000" draw:textarea-vertical-align="middle" loext:decorative="false"/>
    </style:style>
    <style:style style:name="gr9" style:family="graphic" style:parent-style-name="standard">
      <style:graphic-properties draw:marker-start="Circle" draw:marker-start-width="0.3cm" draw:marker-end="" draw:marker-end-width="0.3cm" draw:fill-color="#000000" draw:textarea-vertical-align="middle" loext:decorative="false"/>
    </style:style>
    <style:style style:name="gr10" style:family="graphic" style:parent-style-name="standard">
      <style:graphic-properties draw:marker-start="" draw:marker-start-width="0.3cm" draw:marker-end="Arrowheads_20_9" draw:marker-end-width="0.3cm" draw:fill-color="#000000" draw:textarea-vertical-align="middle" loext:decorative="false"/>
    </style:style>
    <style:style style:name="gr11" style:family="graphic" style:parent-style-name="standard">
      <style:graphic-properties svg:stroke-color="#000000" draw:opacity="0%" draw:textarea-horizontal-align="justify" draw:textarea-vertical-align="middle" draw:auto-grow-height="false" fo:min-height="2.35cm" fo:min-width="3.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9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 loext:decorative="false"/>
      <style:paragraph-properties style:writing-mode="lr-tb"/>
    </style:style>
    <style:style style:name="gr15" style:family="graphic" style:parent-style-name="standard">
      <style:graphic-properties draw:marker-start="" draw:marker-start-width="0.3cm" draw:marker-end="Arrowheads_20_6" draw:marker-end-width="0.3cm" draw:fill-color="#000000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5cm" fo:min-width="0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695cm" fo:min-width="3.372cm" loext:decorative="false"/>
      <style:paragraph-properties style:writing-mode="lr-tb"/>
    </style:style>
    <style:style style:name="gr19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3.5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Liberation Mono"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Liberation Mono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style:font-name="Liberation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5cm" svg:height="3.5cm" svg:x="4.7cm" svg:y="1.6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72cm" svg:height="3.037cm" svg:x="4.894cm" svg:y="1.8cm">
          <draw:text-box>
            <text:p text:style-name="P2"><text:span text:style-name="T1">con</text:span><text:span text:style-name="T1">s: </text:span><text:span text:style-name="T1">…</text:span></text:p>
            <text:p text:style-name="P2"><text:span text:style-name="T1">car</text:span><text:span text:style-name="T1">: … </text:span></text:p>
            <text:p text:style-name="P2"><text:span text:style-name="T1">cdr</text:span><text:span text:style-name="T1">: … </text:span></text:p>
            <text:p text:style-name="P2"><text:span text:style-name="T1">set</text:span><text:span text:style-name="T1">-</text:span><text:span text:style-name="T1">car</text:span><text:span text:style-name="T1">!: </text:span><text:span text:style-name="T1">… </text:span></text:p>
            <text:p text:style-name="P2"><text:span text:style-name="T1">set</text:span><text:span text:style-name="T1">-</text:span><text:span text:style-name="T1">cdr</text:span><text:span text:style-name="T1">!: </text:span><text:span text:style-name="T1">… </text:span></text:p>
            <text:p text:style-name="P2"><text:span text:style-name="T1">z:</text:span></text:p>
            <text:p text:style-name="P2"><text:span text:style-name="T1">x: </text:span></text:p>
          </draw:text-box>
        </draw:frame>
        <draw:frame draw:style-name="gr3" draw:text-style-name="P4" draw:layer="layout" svg:width="1.764cm" svg:height="1.047cm" svg:x="2.1cm" svg:y="3.4cm">
          <draw:text-box>
            <text:p><text:span text:style-name="T1">g</text:span><text:span text:style-name="T1">l</text:span><text:span text:style-name="T1">o</text:span><text:span text:style-name="T1">b</text:span><text:span text:style-name="T1">a</text:span><text:span text:style-name="T1">l</text:span></text:p>
            <text:p><text:span text:style-name="T1">e</text:span><text:span text:style-name="T1">n</text:span><text:span text:style-name="T1">v</text:span></text:p>
          </draw:text-box>
        </draw:frame>
        <draw:line draw:style-name="gr4" draw:text-style-name="P5" draw:layer="layout" svg:x1="3.7cm" svg:y1="3.9cm" svg:x2="4.7cm" svg:y2="3.9cm">
          <text:p/>
        </draw:line>
        <draw:custom-shape draw:style-name="gr5" draw:text-style-name="P1" draw:layer="layout" svg:width="1cm" svg:height="1cm" svg:x="5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6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5.657cm" svg:y1="4.55cm" svg:x2="6.45cm" svg:y2="4.55cm">
          <text:p/>
        </draw:line>
        <draw:line draw:style-name="gr7" draw:text-style-name="P6" draw:layer="layout" svg:x1="6.45cm" svg:y1="4.55cm" svg:x2="6.45cm" svg:y2="8.15cm">
          <text:p/>
        </draw:line>
        <draw:line draw:style-name="gr8" draw:text-style-name="P7" draw:layer="layout" svg:x1="5.9cm" svg:y1="9.8cm" svg:x2="5.9cm" svg:y2="11.8cm">
          <text:p/>
        </draw:line>
        <draw:line draw:style-name="gr9" draw:text-style-name="P7" draw:layer="layout" svg:x1="6.75cm" svg:y1="9.95cm" svg:x2="10.15cm" svg:y2="9.95cm">
          <text:p/>
        </draw:line>
        <draw:line draw:style-name="gr10" draw:text-style-name="P7" draw:layer="layout" svg:x1="10.15cm" svg:y1="9.95cm" svg:x2="10.15cm" svg:y2="8.8cm">
          <text:p/>
        </draw:line>
        <draw:custom-shape draw:style-name="gr11" draw:text-style-name="P1" draw:layer="layout" svg:width="4cm" svg:height="2.6cm" svg:x="8.45cm" svg:y="6.15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0.921cm" svg:height="0.649cm" svg:x="7.15cm" svg:y="6.55cm">
          <draw:text-box>
            <text:p><text:span text:style-name="T1">E1</text:span></text:p>
          </draw:text-box>
        </draw:frame>
        <draw:line draw:style-name="gr4" draw:text-style-name="P5" draw:layer="layout" svg:x1="7.95cm" svg:y1="6.853cm" svg:x2="8.45cm" svg:y2="6.853cm">
          <text:p/>
        </draw:line>
        <draw:frame draw:style-name="gr13" draw:text-style-name="P4" draw:layer="layout" svg:width="3.421cm" svg:height="2.241cm" svg:x="8.779cm" svg:y="6.301cm">
          <draw:text-box>
            <text:p><text:span text:style-name="T1">x</text:span><text:span text:style-name="T1">: </text:span><text:span text:style-name="T1">1</text:span></text:p>
            <text:p><text:span text:style-name="T1">y</text:span><text:span text:style-name="T1">: </text:span><text:span text:style-name="T1">2</text:span></text:p>
            <text:p><text:span text:style-name="T1">s</text:span><text:span text:style-name="T1">e</text:span><text:span text:style-name="T1">t</text:span><text:span text:style-name="T1">-</text:span><text:span text:style-name="T1">x</text:span><text:span text:style-name="T1">!</text:span><text:span text:style-name="T1">: </text:span><text:span text:style-name="T1">… </text:span></text:p>
            <text:p><text:span text:style-name="T1">s</text:span><text:span text:style-name="T1">e</text:span><text:span text:style-name="T1">t</text:span><text:span text:style-name="T1">-</text:span><text:span text:style-name="T1">y</text:span><text:span text:style-name="T1">!</text:span><text:span text:style-name="T1">: </text:span><text:span text:style-name="T1">… </text:span></text:p>
            <text:p><text:span text:style-name="T1">d</text:span><text:span text:style-name="T1">i</text:span><text:span text:style-name="T1">s</text:span><text:span text:style-name="T1">p</text:span><text:span text:style-name="T1">a</text:span><text:span text:style-name="T1">t</text:span><text:span text:style-name="T1">c</text:span><text:span text:style-name="T1">h</text:span><text:span text:style-name="T1">: </text:span><text:span text:style-name="T1">…</text:span></text:p>
          </draw:text-box>
        </draw:frame>
        <draw:custom-shape draw:style-name="gr5" draw:text-style-name="P1" draw:layer="layout" svg:width="1cm" svg:height="1cm" svg:x="12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13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5.657cm" svg:y1="4.15cm" svg:x2="13.039cm" svg:y2="4.15cm">
          <text:p/>
        </draw:line>
        <draw:line draw:style-name="gr7" draw:text-style-name="P6" draw:layer="layout" svg:x1="13.039cm" svg:y1="4.15cm" svg:x2="12.98cm" svg:y2="8.15cm">
          <text:p/>
        </draw:line>
        <draw:line draw:style-name="gr9" draw:text-style-name="P7" draw:layer="layout" svg:x1="12.5cm" svg:y1="9.8cm" svg:x2="12.5cm" svg:y2="11.05cm">
          <text:p/>
        </draw:line>
        <draw:custom-shape draw:style-name="gr11" draw:text-style-name="P1" draw:layer="layout" svg:width="4cm" svg:height="2.6cm" svg:x="15.05cm" svg:y="6.15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0.921cm" svg:height="0.649cm" svg:x="13.75cm" svg:y="6.55cm">
          <draw:text-box>
            <text:p><text:span text:style-name="T1">E2</text:span></text:p>
          </draw:text-box>
        </draw:frame>
        <draw:line draw:style-name="gr4" draw:text-style-name="P5" draw:layer="layout" svg:x1="14.55cm" svg:y1="6.853cm" svg:x2="15.05cm" svg:y2="6.853cm">
          <text:p/>
        </draw:line>
        <draw:frame draw:style-name="gr14" draw:text-style-name="P4" draw:layer="layout" svg:width="3.421cm" svg:height="2.241cm" svg:x="15.379cm" svg:y="6.301cm">
          <draw:text-box>
            <text:p><text:span text:style-name="T1">x: x</text:span></text:p>
            <text:p><text:span text:style-name="T1">y: x</text:span></text:p>
            <text:p text:style-name="P2"><text:span text:style-name="T1">set-x!: … </text:span></text:p>
            <text:p text:style-name="P2"><text:span text:style-name="T1">set-y!: … </text:span></text:p>
            <text:p text:style-name="P2"><text:span text:style-name="T1">dispatch: …</text:span></text:p>
          </draw:text-box>
        </draw:frame>
        <draw:line draw:style-name="gr9" draw:text-style-name="P7" draw:layer="layout" svg:x1="13.425cm" svg:y1="10.025cm" svg:x2="16.825cm" svg:y2="10.025cm">
          <text:p/>
        </draw:line>
        <draw:line draw:style-name="gr10" draw:text-style-name="P7" draw:layer="layout" svg:x1="16.825cm" svg:y1="10.025cm" svg:x2="16.825cm" svg:y2="8.75cm">
          <text:p/>
        </draw:line>
        <draw:line draw:style-name="gr6" draw:text-style-name="P6" draw:layer="layout" svg:x1="12.5cm" svg:y1="11.05cm" svg:x2="6.4cm" svg:y2="11.05cm">
          <text:p/>
        </draw:line>
        <draw:line draw:style-name="gr15" draw:text-style-name="P7" draw:layer="layout" svg:x1="6.4cm" svg:y1="11.05cm" svg:x2="6.4cm" svg:y2="11.8cm">
          <text:p/>
        </draw:line>
        <draw:frame draw:style-name="gr16" draw:text-style-name="P4" draw:layer="layout" svg:width="8.25cm" svg:height="1.445cm" svg:x="4.65cm" svg:y="11.855cm">
          <draw:text-box>
            <text:p><text:span text:style-name="T1">pa</text:span><text:span text:style-name="T1">ra</text:span><text:span text:style-name="T1">me</text:span><text:span text:style-name="T1">te</text:span><text:span text:style-name="T1">rs</text:span><text:span text:style-name="T1">: </text:span><text:span text:style-name="T1">x,</text:span><text:span text:style-name="T1">y </text:span></text:p>
            <text:p><text:span text:style-name="T1">bo</text:span><text:span text:style-name="T1">dy</text:span><text:span text:style-name="T1">: </text:span><text:span text:style-name="T1">(d</text:span><text:span text:style-name="T1">ef</text:span><text:span text:style-name="T1">in</text:span><text:span text:style-name="T1">e </text:span><text:span text:style-name="T1">(s</text:span><text:span text:style-name="T1">et</text:span><text:span text:style-name="T1">-</text:span><text:span text:style-name="T1">x! </text:span><text:span text:style-name="T1">v) </text:span><text:span text:style-name="T1">..</text:span><text:span text:style-name="T1">.</text:span></text:p>
          </draw:text-box>
        </draw:frame>
        <draw:line draw:style-name="gr10" draw:text-style-name="P7" draw:layer="layout" svg:x1="10.1cm" svg:y1="6.15cm" svg:x2="10.1cm" svg:y2="5.15cm">
          <text:p/>
        </draw:line>
        <draw:line draw:style-name="gr10" draw:text-style-name="P7" draw:layer="layout" svg:x1="16.8cm" svg:y1="6.15cm" svg:x2="16.8cm" svg:y2="5.15cm">
          <text:p/>
        </draw:line>
        <draw:frame draw:style-name="gr17" draw:text-style-name="P4" draw:layer="layout" svg:width="3.75cm" svg:height="3.445cm" svg:x="19.4cm" svg:y="6.105cm">
          <draw:text-box>
            <text:p><text:span text:style-name="T1">T</text:span><text:span text:style-name="T1">h</text:span><text:span text:style-name="T1">e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 </text:span><text:span text:style-name="T1">x</text:span><text:span text:style-name="T1"> </text:span><text:span text:style-name="T1">a</text:span><text:span text:style-name="T1">s</text:span><text:span text:style-name="T1">s</text:span><text:span text:style-name="T1">i</text:span><text:span text:style-name="T1">g</text:span><text:span text:style-name="T1">n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p</text:span><text:span text:style-name="T1">a</text:span><text:span text:style-name="T1">r</text:span><text:span text:style-name="T1">a</text:span><text:span text:style-name="T1">m</text:span><text:span text:style-name="T1">e</text:span><text:span text:style-name="T1">t</text:span><text:span text:style-name="T1">e</text:span><text:span text:style-name="T1">r</text:span><text:span text:style-name="T1">s</text:span><text:span text:style-name="T1"> </text:span><text:span text:style-name="T1">h</text:span><text:span text:style-name="T1">e</text:span><text:span text:style-name="T1">r</text:span><text:span text:style-name="T1">e</text:span><text:span text:style-name="T1"> </text:span><text:span text:style-name="T1">m</text:span><text:span text:style-name="T1">u</text:span><text:span text:style-name="T1">s</text:span><text:span text:style-name="T1">t</text:span><text:span text:style-name="T1"> </text:span><text:span text:style-name="T1">b</text:span><text:span text:style-name="T1">e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n</text:span><text:span text:style-name="T1">c</text:span><text:span text:style-name="T1">l</text:span><text:span text:style-name="T1">o</text:span><text:span text:style-name="T1">s</text:span><text:span text:style-name="T1">i</text:span><text:span text:style-name="T1">n</text:span><text:span text:style-name="T1">g</text:span><text:span text:style-name="T1"> </text:span><text:span text:style-name="T1">e</text:span><text:span text:style-name="T1">n</text:span><text:span text:style-name="T1">v</text:span><text:span text:style-name="T1">i</text:span><text:span text:style-name="T1">r</text:span><text:span text:style-name="T1">o</text:span><text:span text:style-name="T1">n</text:span><text:span text:style-name="T1">m</text:span><text:span text:style-name="T1">e</text:span><text:span text:style-name="T1">n</text:span><text:span text:style-name="T1">t</text:span><text:span text:style-name="T1"> </text:span><text:span text:style-name="T1">(</text:span><text:span text:style-name="T1">t</text:span><text:span text:style-name="T1">h</text:span><text:span text:style-name="T1">e</text:span><text:span text:style-name="T1"> </text:span><text:span text:style-name="T1">g</text:span><text:span text:style-name="T1">l</text:span><text:span text:style-name="T1">o</text:span><text:span text:style-name="T1">b</text:span><text:span text:style-name="T1">a</text:span><text:span text:style-name="T1">l</text:span><text:span text:style-name="T1"> </text:span><text:span text:style-name="T1">e</text:span><text:span text:style-name="T1">n</text:span><text:span text:style-name="T1">v</text:span><text:span text:style-name="T1">i</text:span><text:span text:style-name="T1">r</text:span><text:span text:style-name="T1">o</text:span><text:span text:style-name="T1">n</text:span><text:span text:style-name="T1">m</text:span><text:span text:style-name="T1">e</text:span><text:span text:style-name="T1">n</text:span><text:span text:style-name="T1">t</text:span><text:span text:style-name="T1">)</text:span></text:p>
          </draw:text-box>
        </draw:frame>
        <draw:custom-shape draw:style-name="gr1" draw:text-style-name="P1" draw:layer="layout" svg:width="15.65cm" svg:height="3.5cm" svg:x="4.7cm" svg:y="14.75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3.872cm" svg:height="3.037cm" svg:x="4.894cm" svg:y="14.9cm">
          <draw:text-box>
            <text:p text:style-name="P2"><text:span text:style-name="T1">con</text:span><text:span text:style-name="T1">s: </text:span><text:span text:style-name="T1">…</text:span></text:p>
            <text:p text:style-name="P2"><text:span text:style-name="T1">car</text:span><text:span text:style-name="T1">: … </text:span></text:p>
            <text:p text:style-name="P2"><text:span text:style-name="T1">cdr</text:span><text:span text:style-name="T1">: … </text:span></text:p>
            <text:p text:style-name="P2"><text:span text:style-name="T1">set</text:span><text:span text:style-name="T1">-</text:span><text:span text:style-name="T1">car</text:span><text:span text:style-name="T1">!: </text:span><text:span text:style-name="T1">… </text:span></text:p>
            <text:p text:style-name="P2"><text:span text:style-name="T1">set</text:span><text:span text:style-name="T1">-</text:span><text:span text:style-name="T1">cdr</text:span><text:span text:style-name="T1">!: </text:span><text:span text:style-name="T1">… </text:span></text:p>
            <text:p text:style-name="P2"><text:span text:style-name="T1">z:</text:span></text:p>
            <text:p text:style-name="P2"><text:span text:style-name="T1">x: </text:span></text:p>
          </draw:text-box>
        </draw:frame>
        <draw:frame draw:style-name="gr3" draw:text-style-name="P4" draw:layer="layout" svg:width="1.764cm" svg:height="1.047cm" svg:x="2.1cm" svg:y="16.5cm">
          <draw:text-box>
            <text:p><text:span text:style-name="T1">global</text:span></text:p>
            <text:p><text:span text:style-name="T1">env</text:span></text:p>
          </draw:text-box>
        </draw:frame>
        <draw:line draw:style-name="gr4" draw:text-style-name="P5" draw:layer="layout" svg:x1="3.7cm" svg:y1="17cm" svg:x2="4.7cm" svg:y2="17cm">
          <text:p/>
        </draw:line>
        <draw:custom-shape draw:style-name="gr5" draw:text-style-name="P1" draw:layer="layout" svg:width="1cm" svg:height="1cm" svg:x="5.4cm" svg:y="2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6.4cm" svg:y="2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5.657cm" svg:y1="17.65cm" svg:x2="6.45cm" svg:y2="17.65cm">
          <text:p/>
        </draw:line>
        <draw:line draw:style-name="gr7" draw:text-style-name="P6" draw:layer="layout" svg:x1="6.45cm" svg:y1="17.65cm" svg:x2="6.45cm" svg:y2="21.25cm">
          <text:p/>
        </draw:line>
        <draw:line draw:style-name="gr8" draw:text-style-name="P7" draw:layer="layout" svg:x1="5.9cm" svg:y1="22.9cm" svg:x2="5.9cm" svg:y2="24.9cm">
          <text:p/>
        </draw:line>
        <draw:line draw:style-name="gr9" draw:text-style-name="P7" draw:layer="layout" svg:x1="6.75cm" svg:y1="23.05cm" svg:x2="10.15cm" svg:y2="23.05cm">
          <text:p/>
        </draw:line>
        <draw:line draw:style-name="gr10" draw:text-style-name="P7" draw:layer="layout" svg:x1="10.15cm" svg:y1="23.05cm" svg:x2="10.15cm" svg:y2="21.9cm">
          <text:p/>
        </draw:line>
        <draw:custom-shape draw:style-name="gr11" draw:text-style-name="P1" draw:layer="layout" svg:width="4cm" svg:height="2.6cm" svg:x="8.45cm" svg:y="19.25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0.921cm" svg:height="0.649cm" svg:x="7.15cm" svg:y="19.65cm">
          <draw:text-box>
            <text:p><text:span text:style-name="T1">E</text:span><text:span text:style-name="T1">1</text:span></text:p>
          </draw:text-box>
        </draw:frame>
        <draw:line draw:style-name="gr4" draw:text-style-name="P5" draw:layer="layout" svg:x1="7.95cm" svg:y1="19.953cm" svg:x2="8.45cm" svg:y2="19.953cm">
          <text:p/>
        </draw:line>
        <draw:frame draw:style-name="gr13" draw:text-style-name="P4" draw:layer="layout" svg:width="3.421cm" svg:height="2.241cm" svg:x="8.779cm" svg:y="19.401cm">
          <draw:text-box>
            <text:p><text:span text:style-name="T1">x: 17</text:span></text:p>
            <text:p><text:span text:style-name="T1">y: 2</text:span></text:p>
            <text:p><text:span text:style-name="T1">set-x!: … </text:span></text:p>
            <text:p><text:span text:style-name="T1">set-y!: … </text:span></text:p>
            <text:p><text:span text:style-name="T1">dispatch: …</text:span></text:p>
          </draw:text-box>
        </draw:frame>
        <draw:custom-shape draw:style-name="gr5" draw:text-style-name="P1" draw:layer="layout" svg:width="1cm" svg:height="1cm" svg:x="12cm" svg:y="2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13cm" svg:y="2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5.657cm" svg:y1="17.25cm" svg:x2="13.039cm" svg:y2="17.25cm">
          <text:p/>
        </draw:line>
        <draw:line draw:style-name="gr7" draw:text-style-name="P6" draw:layer="layout" svg:x1="13.039cm" svg:y1="17.25cm" svg:x2="12.98cm" svg:y2="21.25cm">
          <text:p/>
        </draw:line>
        <draw:line draw:style-name="gr9" draw:text-style-name="P7" draw:layer="layout" svg:x1="12.5cm" svg:y1="22.9cm" svg:x2="12.5cm" svg:y2="24.15cm">
          <text:p/>
        </draw:line>
        <draw:custom-shape draw:style-name="gr11" draw:text-style-name="P1" draw:layer="layout" svg:width="4cm" svg:height="2.6cm" svg:x="15.05cm" svg:y="19.25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0.921cm" svg:height="0.649cm" svg:x="13.75cm" svg:y="19.65cm">
          <draw:text-box>
            <text:p><text:span text:style-name="T1">E2</text:span></text:p>
          </draw:text-box>
        </draw:frame>
        <draw:line draw:style-name="gr4" draw:text-style-name="P5" draw:layer="layout" svg:x1="14.55cm" svg:y1="19.953cm" svg:x2="15.05cm" svg:y2="19.953cm">
          <text:p/>
        </draw:line>
        <draw:frame draw:style-name="gr14" draw:text-style-name="P4" draw:layer="layout" svg:width="3.421cm" svg:height="2.241cm" svg:x="15.379cm" svg:y="19.401cm">
          <draw:text-box>
            <text:p><text:span text:style-name="T1">x: x</text:span></text:p>
            <text:p><text:span text:style-name="T1">y: x</text:span></text:p>
            <text:p text:style-name="P2"><text:span text:style-name="T1">set-x!: … </text:span></text:p>
            <text:p text:style-name="P2"><text:span text:style-name="T1">set-y!: … </text:span></text:p>
            <text:p text:style-name="P2"><text:span text:style-name="T1">dispatch: …</text:span></text:p>
          </draw:text-box>
        </draw:frame>
        <draw:line draw:style-name="gr9" draw:text-style-name="P7" draw:layer="layout" svg:x1="13.425cm" svg:y1="23.125cm" svg:x2="16.825cm" svg:y2="23.125cm">
          <text:p/>
        </draw:line>
        <draw:line draw:style-name="gr10" draw:text-style-name="P7" draw:layer="layout" svg:x1="16.825cm" svg:y1="23.125cm" svg:x2="16.825cm" svg:y2="21.85cm">
          <text:p/>
        </draw:line>
        <draw:line draw:style-name="gr6" draw:text-style-name="P6" draw:layer="layout" svg:x1="12.5cm" svg:y1="24.15cm" svg:x2="6.4cm" svg:y2="24.15cm">
          <text:p/>
        </draw:line>
        <draw:line draw:style-name="gr15" draw:text-style-name="P7" draw:layer="layout" svg:x1="6.4cm" svg:y1="24.15cm" svg:x2="6.4cm" svg:y2="24.9cm">
          <text:p/>
        </draw:line>
        <draw:frame draw:style-name="gr16" draw:text-style-name="P4" draw:layer="layout" svg:width="8.25cm" svg:height="1.445cm" svg:x="4.65cm" svg:y="24.955cm">
          <draw:text-box>
            <text:p><text:span text:style-name="T1">parameters: x,y </text:span></text:p>
            <text:p><text:span text:style-name="T1">body: (define (set-x! v) ...</text:span></text:p>
          </draw:text-box>
        </draw:frame>
        <draw:line draw:style-name="gr10" draw:text-style-name="P7" draw:layer="layout" svg:x1="10.1cm" svg:y1="19.25cm" svg:x2="10.1cm" svg:y2="18.25cm">
          <text:p/>
        </draw:line>
        <draw:line draw:style-name="gr10" draw:text-style-name="P7" draw:layer="layout" svg:x1="16.8cm" svg:y1="19.25cm" svg:x2="16.8cm" svg:y2="18.25cm">
          <text:p/>
        </draw:line>
        <draw:line draw:style-name="gr10" draw:text-style-name="P7" draw:layer="layout" svg:x1="11.25cm" svg:y1="26.75cm" svg:x2="11.25cm" svg:y2="21.85cm">
          <text:p/>
        </draw:line>
        <draw:line draw:style-name="gr10" draw:text-style-name="P7" draw:layer="layout" svg:x1="11.75cm" svg:y1="28.75cm" svg:x2="11.75cm" svg:y2="21.85cm">
          <text:p/>
        </draw:line>
        <draw:custom-shape draw:style-name="gr19" draw:text-style-name="P1" draw:layer="layout" svg:width="4cm" svg:height="1cm" svg:x="7.4cm" svg:y="26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cm" svg:height="1cm" svg:x="8.25cm" svg:y="28.75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3.421cm" svg:height="0.75cm" svg:x="7.579cm" svg:y="27cm">
          <draw:text-box>
            <text:p><text:span text:style-name="T1">m: ‘set-car!</text:span></text:p>
          </draw:text-box>
        </draw:frame>
        <draw:frame draw:style-name="gr12" draw:text-style-name="P4" draw:layer="layout" svg:width="0.921cm" svg:height="0.649cm" svg:x="6.1cm" svg:y="26.9cm">
          <draw:text-box>
            <text:p><text:span text:style-name="T1">E3</text:span></text:p>
          </draw:text-box>
        </draw:frame>
        <draw:line draw:style-name="gr4" draw:text-style-name="P5" draw:layer="layout" svg:x1="6.9cm" svg:y1="27.203cm" svg:x2="7.4cm" svg:y2="27.203cm">
          <text:p/>
        </draw:line>
        <draw:frame draw:style-name="gr20" draw:text-style-name="P4" draw:layer="layout" svg:width="4cm" svg:height="0.75cm" svg:x="7.05cm" svg:y="27.9cm">
          <draw:text-box>
            <text:p><text:span text:style-name="T1">call to dispatch</text:span></text:p>
          </draw:text-box>
        </draw:frame>
        <draw:frame draw:style-name="gr20" draw:text-style-name="P4" draw:layer="layout" svg:width="4cm" svg:height="0.75cm" svg:x="8cm" svg:y="30cm">
          <draw:text-box>
            <text:p><text:span text:style-name="T1">call to set-x!</text:span></text:p>
          </draw:text-box>
        </draw:frame>
        <draw:frame draw:style-name="gr20" draw:text-style-name="P4" draw:layer="layout" svg:width="3.421cm" svg:height="0.75cm" svg:x="8.5cm" svg:y="29cm">
          <draw:text-box>
            <text:p><text:span text:style-name="T1">v: 17</text:span></text:p>
          </draw:text-box>
        </draw:frame>
        <draw:frame draw:style-name="gr12" draw:text-style-name="P4" draw:layer="layout" svg:width="0.921cm" svg:height="0.649cm" svg:x="6.95cm" svg:y="29cm">
          <draw:text-box>
            <text:p><text:span text:style-name="T1">E4</text:span></text:p>
          </draw:text-box>
        </draw:frame>
        <draw:line draw:style-name="gr4" draw:text-style-name="P5" draw:layer="layout" svg:x1="7.75cm" svg:y1="29.303cm" svg:x2="8.25cm" svg:y2="29.30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8:43:36.880151715</meta:creation-date>
    <meta:generator>LibreOffice/24.2.7.2$Linux_X86_64 LibreOffice_project/420$Build-2</meta:generator>
    <dc:date>2025-05-08T23:26:56.696044762</dc:date>
    <meta:editing-duration>PT1M14S</meta:editing-duration>
    <meta:editing-cycles>2</meta:editing-cycles>
    <meta:document-statistic meta:object-count="75"/>
  </office:meta>
</office:document-meta>
</file>